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243000001A81DFDF6CB95525866.png" manifest:media-type="image/png"/>
  <manifest:file-entry manifest:full-path="Pictures/10001FE800003BD700002BDE496B3DC3186CCDBD.svg" manifest:media-type="image/svg+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color="#000000" style:font-name="Arial" fo:font-size="13pt" fo:font-style="normal" fo:font-weight="normal" officeooo:rsid="0003bcf1" officeooo:paragraph-rsid="001904d4" style:font-size-asian="13pt" style:font-style-asian="normal" style:font-weight-asian="normal" style:font-size-complex="13pt" style:font-style-complex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color="#000000" style:font-name="Arial" fo:font-size="13pt" fo:font-style="normal" fo:font-weight="bold" officeooo:rsid="0003bcf1" officeooo:paragraph-rsid="001904d4" style:font-size-asian="13pt" style:font-style-asian="normal" style:font-weight-asian="bold" style:font-size-complex="13pt" style:font-style-complex="normal" style:font-weight-complex="bold"/>
    </style:style>
    <style:style style:name="T1" style:family="text">
      <style:text-properties style:font-name="Arial" fo:font-size="14pt" officeooo:rsid="001904d4" style:font-size-asian="14pt" style:font-size-complex="14pt"/>
    </style:style>
    <style:style style:name="T2" style:family="text">
      <style:text-properties style:font-name="Arial" fo:font-size="14pt" fo:font-weight="bold" officeooo:rsid="001904d4" style:font-size-asian="14pt" style:font-weight-asian="bold" style:font-size-complex="14pt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91f9a" style:font-weight-asian="bold" style:font-weight-complex="bold"/>
    </style:style>
    <style:style style:name="T5" style:family="text">
      <style:text-properties fo:language="es" fo:country="ES"/>
    </style:style>
    <style:style style:name="T6" style:family="text">
      <style:text-properties officeooo:rsid="00191f9a"/>
    </style:style>
    <style:style style:name="T7" style:family="text">
      <style:text-properties fo:font-size="15pt" style:font-size-asian="15pt" style:font-size-complex="15pt"/>
    </style:style>
    <style:style style:name="T8" style:family="text">
      <style:text-properties fo:font-size="15pt" officeooo:rsid="00191f9a" style:font-size-asian="15pt" style:font-size-complex="15pt"/>
    </style:style>
    <style:style style:name="fr1" style:family="graphic" style:parent-style-name="Graphics">
      <style:graphic-properties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1"><text:tab/><text:span text:style-name="T3">Configuraciones de red:</text:span></text:p>
      <text:p text:style-name="P1"><text:span text:style-name="T3"/></text:p>
      <text:p text:style-name="P2"><text:tab/><text:tab/>- Red: 192.168.0.0 / 192.168.1.0</text:p>
      <text:p text:style-name="P1"><text:tab/><text:tab/><text:span text:style-name="T3">- IP servidor:</text:span> 192.168.0.10</text:p>
      <text:p text:style-name="P2"><text:tab/><text:tab/>- Máscara: 255.255.254.0</text:p>
      <text:p text:style-name="P1"><text:tab/><text:tab/>( en esta empresa usaremos una subred, dónde cogeremos un bit de <text:tab/><text:tab/>la máscara para añadir 200 IPs más, ya que como servicio de <text:tab/><text:tab/><text:tab/>emergencias, prevemos que además de los 36 trabajadores ( 36 IPs) <text:tab/><text:tab/>que tengamos activas por los respectivos PCs, también contamos con <text:tab/><text:tab/>otros dispositivos como móviles, además de toda la gente que se <text:tab/><text:tab/><text:tab/>puede añadir a la red en el momento de una emergencia real <text:tab/><text:tab/><text:tab/>( periodistas, cadenas de TV, policía, bomberos, etc. )</text:p>
      <text:p text:style-name="P1"/>
      <text:p text:style-name="P1"><text:tab/><text:tab/><text:span text:style-name="T3">Gateway:</text:span></text:p>
      <text:p text:style-name="P1"><text:tab/><text:tab/><text:tab/><text:span text:style-name="T3">- server: </text:span>gateway del router : 192.168.0.1 </text:p>
      <text:p text:style-name="P1"><text:span text:style-name="T3"><text:tab/><text:tab/><text:tab/>- clientes:</text:span> IP del servidor que actuará como gateway, <text:tab/><text:tab/><text:tab/><text:tab/><text:tab/>192.168.0.10</text:p>
      <text:p text:style-name="P1"><text:tab/><text:tab/><text:span text:style-name="T3">Broadcast:</text:span> el que viene por defecto ( 192.168.0.255 / 192.168.1.255 )</text:p>
      <text:p text:style-name="P1"><text:tab/><text:tab/><text:span text:style-name="T3">DNS:</text:span> 192.168.0.10</text:p>
      <text:p text:style-name="P1"><text:tab/><text:tab/><text:tab/><text:span text:style-name="T3">- Dominio:</text:span> <text:span text:style-name="T5">emergenciasbarcelona.com</text:span></text:p>
      <text:p text:style-name="P1"><text:tab/><text:tab/></text:p>
      <text:p text:style-name="P1"><text:tab/><text:tab/><text:span text:style-name="T4">Impresora de red:</text:span><text:span text:style-name="T6"> 192.168.0.5</text:span></text:p>
      <text:p text:style-name="P1"/>
      <text:p text:style-name="P1"/>
      <text:p text:style-name="P1"/>
      <text:p text:style-name="P1"><text:tab/><text:span text:style-name="T7"><text:tab/></text:span><text:span text:style-name="T8">Todas las IPs <text:s/>serán dinámicas exceptuando la del servidor, <text:tab/><text:tab/>la del router y la de la impresora de red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style:font-name="Arial" fo:font-size="14pt" fo:font-weight="bold" officeooo:rsid="001904d4" style:font-size-asian="14pt" style:font-weight-asian="bold" style:font-size-complex="14pt" style:font-weight-complex="bold"/>
    </style:style>
    <style:style style:name="Mfr1" style:family="graphic" style:parent-style-name="Graphics">
      <style:graphic-properties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order-top="none" fo:border-bottom="0.65pt solid #000000" fo:border-left="none" fo:border-right="none" fo:padding="0.051cm" style:shadow="none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Imagen1" text:anchor-type="paragraph" svg:y="-1.697cm" svg:width="2.893cm" svg:height="2.12cm" draw:z-index="0"><draw:image xlink:href="Pictures/10001FE800003BD700002BDE496B3DC3186CCDBD.svg" xlink:type="simple" xlink:show="embed" xlink:actuate="onLoad"/><draw:image xlink:href="Pictures/1000020100000243000001A81DFDF6CB95525866.png" xlink:type="simple" xlink:show="embed" xlink:actuate="onLoad"/></draw:frame><text:tab/><text:tab/><text:span text:style-name="MT1">RoomMakers – Xarxa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8T08:21:47.839155034</meta:creation-date>
    <dc:date>2015-12-18T08:28:34.991937658</dc:date>
    <meta:editing-duration>PT6M46S</meta:editing-duration>
    <meta:editing-cycles>3</meta:editing-cycles>
    <meta:generator>LibreOffice/5.0.3.2$Linux_X86_64 LibreOffice_project/00m0$Build-2</meta:generator>
    <meta:document-statistic meta:table-count="0" meta:image-count="1" meta:object-count="0" meta:page-count="1" meta:paragraph-count="15" meta:word-count="151" meta:character-count="983" meta:non-whitespace-character-count="789"/>
  </office:meta>
</office:document-meta>
</file>